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79.86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58.2pt" fo:break-before="auto" style:use-optimal-row-height="true"/>
    </style:style>
    <style:style style:name="ro5" style:family="table-row">
      <style:table-row-properties style:row-height="43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transparent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9900"/>
    </style:style>
    <style:style style:name="ce23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24"/>
        <table:table-column table:style-name="co18" table:default-cell-style-name="ce24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4" table:default-cell-style-name="ce1"/>
        <table:table-row table:style-name="ro1">
          <table:table-cell table:number-columns-repeated="10"/>
          <table:table-cell table:style-name="ce2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1"/>
          <table:covered-table-cell table:style-name="ce22"/>
          <table:table-cell table:style-name="ce22" table:number-columns-repeated="2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4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19" office:value-type="string" calcext:value-type="string">
            <text:p>num of Joints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num_cpu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19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99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 hour per run</text:p>
          </table:table-cell>
          <table:table-cell table:style-name="ce25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oo high non ga parameter values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e run still taking long time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5" office:value-type="string" calcext:value-type="string">
            <text:p>success rate non zero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ange in rollout.py achieved_goal</text:p>
          </table:table-cell>
          <table:table-cell table:style-name="ce26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 table:number-columns-repeated="2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table:number-columns-repeated="2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6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3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3" office:value-type="string" calcext:value-type="string">
            <text:p>Approx 0.4 min per epoch</text:p>
          </table:table-cell>
          <table:table-cell table:style-name="ce25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3"/>
          <table:table-cell table:style-name="ce4" table:number-columns-repeated="3"/>
          <table:table-cell table:number-columns-repeated="5"/>
          <table:table-cell table:style-name="ce4" table:number-columns-repeated="3"/>
          <table:table-cell table:style-name="ce3"/>
          <table:table-cell table:style-name="ce25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table:style-name="ce26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23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4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6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5" office:value-type="string" calcext:value-type="string">
            <text:p>bunch of files changed</text:p>
          </table:table-cell>
          <table:table-cell table:style-name="ce25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Approx 3 min per fitness function</text:p>
          </table:table-cell>
          <table:table-cell table:style-name="ce27" office:value-type="string" calcext:value-type="string">
            <text:p>Did not find good params</text:p>
          </table:table-cell>
          <table:table-cell table:number-columns-repeated="100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office:value-type="string" calcext:value-type="string">
            <text:p>Approx 3 min per fitness function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 table:style-name="ce18"/>
          <table:table-cell/>
          <table:table-cell table:style-name="ce26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8/2021 7:30 PM PT</text:p>
          </table:table-cell>
          <table:table-cell table:style-name="ce4"/>
          <table:table-cell table:style-name="ce3" office:value-type="string" calcext:value-type="string">
            <text:p>Completed</text:p>
          </table:table-cell>
          <table:table-cell table:style-name="ce4"/>
          <table:table-cell table:style-name="ce17" office:value-type="string" calcext:value-type="string">
            <text:p>GA-Parameter testing</text:p>
          </table:table-cell>
          <table:table-cell/>
          <table:table-cell table:style-name="ce4" office:value-type="string" calcext:value-type="string">
            <text:p>AuboReach-v3</text:p>
          </table:table-cell>
          <table:table-cell table:style-name="ce4"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Use only 4 joints in aubo</text:p>
          </table:table-cell>
          <table:table-cell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Execution 42</text:p>
          </table:table-cell>
          <table:table-cell table:style-name="ce7" office:value-type="string" calcext:value-type="string">
            <text:p>11/3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4" office:value-type="string" calcext:value-type="string">
            <text:p>AuboReach-v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Use only 4 joints in aubo</text:p>
          </table:table-cell>
          <table:table-cell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Execution 43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5" office:value-type="string" calcext:value-type="string">
            <text:p>Parameter testing – Original params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training in only actions (Aubo env 3), testing with robot in simulation (Aubo env 4)</text:p>
          </table:table-cell>
          <table:table-cell table:style-name="ce25" office:value-type="string" calcext:value-type="string">
            <text:p>Aubo env 3 uses 4 cpu for training,</text:p>
            <text:p>Aubo env 4 uses 1 cpu for test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xecution 44</text:p>
          </table:table-cell>
          <table:table-cell table:style-name="ce7" office:value-type="string" calcext:value-type="string">
            <text:p>11/9/2021 10:0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7" office:value-type="string" calcext:value-type="string">
            <text:p>GA-Parameter testing</text:p>
          </table:table-cell>
          <table:table-cell/>
          <table:table-cell table:style-name="ce7" office:value-type="string" calcext:value-type="string">
            <text:p>AuboReach-v3, AuboReach-v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training in only actions (Aubo env 3), testing with robot in simulation (Aubo env 4)</text:p>
          </table:table-cell>
          <table:table-cell table:style-name="ce25" office:value-type="string" calcext:value-type="string">
            <text:p>Aubo env 3 uses 4 cpu for training,</text:p>
            <text:p>Aubo env 4 uses 1 cpu for testing</text:p>
          </table:table-cell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3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0/00/0000</text:date>, <text:time style:data-style-name="N2" text:time-value="12:09:42.637875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1-09T12:21:00.115745844</dc:date>
    <meta:editing-duration>P6DT11H40M51S</meta:editing-duration>
    <meta:editing-cycles>260</meta:editing-cycles>
    <meta:generator>LibreOffice/5.1.6.2$Linux_X86_64 LibreOffice_project/10m0$Build-2</meta:generator>
    <meta:document-statistic meta:table-count="1" meta:cell-count="964" meta:object-count="0"/>
  </office:meta>
</office:document-meta>
</file>